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3">
      <style:text-properties officeooo:paragraph-rsid="0015c70c"/>
    </style:style>
    <style:style style:name="P3" style:family="paragraph" style:parent-style-name="Text_20_body">
      <style:paragraph-properties fo:text-align="justify" style:justify-single-word="false"/>
      <style:text-properties officeooo:rsid="0014a728" officeooo:paragraph-rsid="0014a728"/>
    </style:style>
    <style:style style:name="T1" style:family="text">
      <style:text-properties officeooo:rsid="0014e3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cedemento para a formacion e prevencion de riscos laborais</text:h>
      <text:h text:style-name="Heading_20_3" text:outline-level="3">Entradas que afectan ao proceso:</text:h>
      <text:p text:style-name="P3"><text:tab/>1 tipo de actividade a traballar</text:p>
      <text:p text:style-name="P3"><text:tab/>2 tipoloxía dos traballadores</text:p>
      <text:p text:style-name="P3"><text:tab/>3 entorno traballo</text:p>
      <text:p text:style-name="P3"><text:tab/>4 espectativas (traballadores/inversores)</text:p>
      <text:p text:style-name="P3"><text:tab/>5 <text:span text:style-name="T1">datos de siniestralidade(tipoloxia dos accidentes)</text:span></text:p>
      <text:p text:style-name="P3"/>
      <text:h text:style-name="P2" text:outline-level="3">identificar necesidades → </text:h>
      <text:h text:style-name="P2" text:outline-level="3">elaborar un programa formativo → </text:h>
      <text:h text:style-name="P2" text:outline-level="3">difusion/presentacion → </text:h>
      <text:h text:style-name="P2" text:outline-level="3"><text:span text:style-name="T1">control de calidade → </text:span></text:h>
      <text:h text:style-name="P2" text:outline-level="3"><text:span text:style-name="T1">[conforme/non conforme(volve a o proceso de elaboracion)] → </text:span></text:h>
      <text:h text:style-name="P2" text:outline-level="3"><text:span text:style-name="T1">impartir a formacion → </text:span></text:h>
      <text:h text:style-name="P2" text:outline-level="3"><text:span text:style-name="T1">avaliar a formacion → </text:span></text:h>
      <text:h text:style-name="P2" text:outline-level="3"><text:span text:style-name="T1">[correcto/non correcto(volve a elaboracion )] → </text:span></text:h>
      <text:h text:style-name="P2" text:outline-level="3"><text:span text:style-name="T1">comprobar a eficacia → </text:span></text:h>
      <text:h text:style-name="P2" text:outline-level="3"><text:span text:style-name="T1">(volve ao principio xa que e un proceso ciclico)</text:span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09:15:54.124000000</meta:creation-date>
    <dc:date>2024-01-11T10:01:54.101000000</dc:date>
    <meta:editing-duration>PT45M59S</meta:editing-duration>
    <meta:editing-cycles>3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17" meta:word-count="85" meta:character-count="599" meta:non-whitespace-character-count="517"/>
  </office:meta>
</office:document-meta>
</file>